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paragraph-rsid="0000807c"/>
    </style:style>
    <style:style style:name="P2" style:family="paragraph" style:parent-style-name="Standard">
      <style:text-properties fo:color="#81d41a" fo:language="es" fo:country="ES" officeooo:paragraph-rsid="0000807c"/>
    </style:style>
    <style:style style:name="P3" style:family="paragraph" style:parent-style-name="Standard">
      <style:text-properties fo:color="#00ffff" fo:language="es" fo:country="ES" officeooo:paragraph-rsid="0000807c"/>
    </style:style>
    <style:style style:name="P4" style:family="paragraph" style:parent-style-name="Standard">
      <style:text-properties fo:color="#008000" fo:language="es" fo:country="ES" officeooo:paragraph-rsid="0000807c"/>
    </style:style>
    <style:style style:name="P5" style:family="paragraph" style:parent-style-name="Standard">
      <style:text-properties fo:color="#87cefa" fo:language="es" fo:country="ES" officeooo:paragraph-rsid="0000807c"/>
    </style:style>
    <style:style style:name="T1" style:family="text">
      <style:text-properties officeooo:rsid="0000807c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0807c"/>
    </style:style>
    <style:style style:name="T4" style:family="text">
      <style:text-properties fo:color="#00ffff"/>
    </style:style>
    <style:style style:name="T5" style:family="text">
      <style:text-properties fo:color="#dc1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</text:span>iapositiva 1</text:p>
      <text:p text:style-name="P1"/>
      <text:p text:style-name="P1">el tdd o test driven development (desarrollo dirigido por tests) son un tipo de pruebas en la que la idea principal de esta metodología es realizar de forma </text:p>
      <text:p text:style-name="P1">inicial las pruebas unitarias para el código que luego tenemos que implementar</text:p>
      <text:p text:style-name="P1"/>
      <text:p text:style-name="P1"><text:s/>Consiste en escribir primero las pruebas (generalmente unitarias) y <text:span text:style-name="T1">después</text:span> el código que </text:p>
      <text:p text:style-name="P1">debe pasar la prueba satisfactoriamente y, por ultimo refactorizar el código, es decir mejorarlo</text:p>
      <text:p text:style-name="P1"/>
      <text:p text:style-name="P1">Con esta practica conseguimos un <text:span text:style-name="T1">código</text:span> mas robusto, mas seguro, mas mante<text:span text:style-name="T1">n</text:span>ible </text:p>
      <text:p text:style-name="P1">y mayor rapidez en el desarrollo</text:p>
      <text:p text:style-name="P1"/>
      <text:p text:style-name="P1"/>
      <text:p text:style-name="P5">diapositiva 2</text:p>
      <text:p text:style-name="P1">Los test driven development tienen 3 pilares fundamentales</text:p>
      <text:p text:style-name="P1"/>
      <text:p text:style-name="P1">La implementación de las funciones justas que el cliente necesita y no más.</text:p>
      <text:p text:style-name="P1">La minimización del número de defectos que llegan al software en fase de producción.</text:p>
      <text:p text:style-name="P1">La producción de software modular, <text:span text:style-name="T1">re utilizable</text:span> y preparado para los cambios.</text:p>
      <text:p text:style-name="P2"/>
      <text:p text:style-name="P5">diapositiva3</text:p>
      <text:p text:style-name="P1"/>
      <text:p text:style-name="P1">Para programar con TDD debemos utilizar el ciclo red-green-refactor</text:p>
      <text:p text:style-name="P1">podemos diferenciar 3 fases la fase roja la fase verde y la refactorización</text:p>
      <text:p text:style-name="P1">dibujo : 1 escribe una prueba, mira la fallar 2 escribe lo <text:span text:style-name="T1">mínimo</text:span> y suficiente para que la prueba pase</text:p>
      <text:p text:style-name="P1">3 mejora el código sin cambiar su funcionalidad</text:p>
      <text:p text:style-name="P1"/>
      <text:p text:style-name="P5">diapositiva 4</text:p>
      <text:p text:style-name="P3"/>
      <text:p text:style-name="P1"><text:span text:style-name="T5">En la fase roja </text:span>esta fase es fundamental para que el desarrollador </text:p>
      <text:p text:style-name="P1">se enfoque primero en los requerimientos previo a crear código</text:p>
      <text:p text:style-name="P1">en esta fase no hay ningún tipo de código presente, salvó el código de prueba</text:p>
      <text:p text:style-name="P1">lo que resulta en un error de compilación.</text:p>
      <text:p text:style-name="P1"/>
      <text:p text:style-name="P4">En la fase verde</text:p>
      <text:p text:style-name="P1">en esta fase nuestro objetivo es hacer que la prueba pase,</text:p>
      <text:p text:style-name="P1"><text:s/>el desarrollador implementará el código lo mínimo suficiente para pasar la prueba correctamente</text:p>
      <text:p text:style-name="P1"><text:s/></text:p>
      <text:p text:style-name="P5">diapositiva 5</text:p>
      <text:p text:style-name="P1">Por último <text:span text:style-name="T1">tendríamos</text:span> el refactoring</text:p>
      <text:p text:style-name="P1">/que se define por modificar el diseño sin alterar su funcionalidad</text:p>
      <text:p text:style-name="P1"><text:s/>en este <text:s/>paso el código se pasa a limpio y se perfecciona</text:p>
      <text:p text:style-name="P1"><text:span text:style-name="T1">podríamos</text:span> decir que es la fase en la que se reestructura el <text:span text:style-name="T1">código</text:span> para</text:p>
      <text:p text:style-name="P1">que quede elegante y comprensible (por ejemplo eliminando <text:span text:style-name="T1">código</text:span> duplicad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2-02T10:32:05.717000000</dc:date>
    <meta:editing-duration>PT4M39S</meta:editing-duration>
    <meta:editing-cycles>1</meta:editing-cycles>
    <meta:document-statistic meta:table-count="0" meta:image-count="0" meta:object-count="0" meta:page-count="1" meta:paragraph-count="32" meta:word-count="316" meta:character-count="1910" meta:non-whitespace-character-count="1616"/>
  </office:meta>
</office:document-meta>
</file>